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2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style:font-name="Liberation Sans" fo:font-weight="bold" style:font-weight-asian="bold" style:font-weight-complex="bold"/>
    </style:style>
    <style:style style:name="ce9" style:family="table-cell" style:parent-style-name="Default">
      <style:text-properties fo:color="#ff0000" style:font-name="Liberation Sans"/>
    </style:style>
    <style:style style:name="ce4" style:family="table-cell" style:parent-style-name="Default">
      <style:text-properties fo:color="#808080" style:font-name="Liberation Sans" fo:font-weight="bold" style:font-weight-asian="bold" style:font-weight-complex="bold"/>
    </style:style>
    <style:style style:name="ce5" style:family="table-cell" style:parent-style-name="Default">
      <style:text-properties fo:color="#808080" style:font-name="Liberation Sans"/>
    </style:style>
    <style:style style:name="ce12" style:family="table-cell" style:parent-style-name="Default">
      <style:table-cell-properties fo:background-color="transparent"/>
      <style:text-properties fo:color="#ff4000"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color="#ff4000" style:font-name="Liberation Sans"/>
    </style:style>
    <style:style style:name="ce14" style:family="table-cell" style:parent-style-name="Default">
      <style:text-properties fo:color="#729fcf" style:font-name="Liberation Sans" fo:font-weight="bold" style:font-weight-asian="bold" style:font-weight-complex="bold"/>
    </style:style>
    <style:style style:name="ce15" style:family="table-cell" style:parent-style-name="Default">
      <style:text-properties fo:color="#729fcf" style:font-name="Liberation Sans"/>
    </style:style>
    <style:style style:name="ce16" style:family="table-cell" style:parent-style-name="Default">
      <style:text-properties fo:color="#355269" style:font-name="Liberation Sans" fo:font-weight="bold" style:font-weight-asian="bold" style:font-weight-complex="bold"/>
    </style:style>
    <style:style style:name="ce17" style:family="table-cell" style:parent-style-name="Default">
      <style:text-properties fo:color="#355269" style:font-name="Liberation Sans"/>
    </style:style>
    <style:style style:name="ce18" style:family="table-cell" style:parent-style-name="Default">
      <style:text-properties fo:color="#127622" style:font-name="Liberation Sans" fo:font-weight="bold" style:font-weight-asian="bold" style:font-weight-complex="bold"/>
    </style:style>
    <style:style style:name="ce19" style:family="table-cell" style:parent-style-name="Default">
      <style:text-properties fo:color="#127622" style:font-name="Liberation Sans"/>
    </style:style>
    <style:style style:name="ce20" style:family="table-cell" style:parent-style-name="Default">
      <style:text-properties fo:color="#5b277d" style:font-name="Liberation Sans" fo:font-weight="bold" style:font-weight-asian="bold" style:font-weight-complex="bold"/>
    </style:style>
    <style:style style:name="ce21" style:family="table-cell" style:parent-style-name="Default">
      <style:text-properties fo:color="#5b277d" style:font-name="Liberation Sans"/>
    </style:style>
    <style:style style:name="ce22" style:family="table-cell" style:parent-style-name="Default">
      <style:text-properties fo:color="#acb20c" style:font-name="Liberation Sans" fo:font-weight="bold" style:font-weight-asian="bold" style:font-weight-complex="bold"/>
    </style:style>
    <style:style style:name="ce23" style:family="table-cell" style:parent-style-name="Default">
      <style:text-properties fo:color="#acb20c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13"/>
        <table:table-column table:style-name="co11" table:default-cell-style-name="ce15"/>
        <table:table-column table:style-name="co4" table:default-cell-style-name="ce17"/>
        <table:table-column table:style-name="co12" table:default-cell-style-name="ce19"/>
        <table:table-column table:style-name="co3" table:default-cell-style-name="ce21"/>
        <table:table-column table:style-name="co12" table:default-cell-style-name="ce23"/>
        <table:table-column table:style-name="co5" table:default-cell-style-name="ce2"/>
        <table:table-column table:style-name="co8" table:default-cell-style-name="ce2"/>
        <table:table-column table:style-name="co13" table:default-cell-style-name="ce2"/>
        <table:table-column table:style-name="co4" table:number-columns-repeated="16362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NIVEAU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VITALITY</text:p>
          </table:table-cell>
          <table:table-cell table:style-name="ce1" office:value-type="string" calcext:value-type="string">
            <text:p>WILLPOWER</text:p>
          </table:table-cell>
          <table:table-cell table:style-name="ce4" office:value-type="string" calcext:value-type="string">
            <text:p>CHECK STATS</text:p>
          </table:table-cell>
          <table:table-cell table:style-name="ce12" office:value-type="string" calcext:value-type="string">
            <text:p>FIRE</text:p>
          </table:table-cell>
          <table:table-cell table:style-name="ce14" office:value-type="string" calcext:value-type="string">
            <text:p>ICE</text:p>
          </table:table-cell>
          <table:table-cell table:style-name="ce16" office:value-type="string" calcext:value-type="string">
            <text:p>LIGHTNING</text:p>
          </table:table-cell>
          <table:table-cell table:style-name="ce18" office:value-type="string" calcext:value-type="string">
            <text:p>EARTH</text:p>
          </table:table-cell>
          <table:table-cell table:style-name="ce20" office:value-type="string" calcext:value-type="string">
            <text:p>DARK</text:p>
          </table:table-cell>
          <table:table-cell table:style-name="ce22" office:value-type="string" calcext:value-type="string">
            <text:p>HOLY</text:p>
          </table:table-cell>
          <table:table-cell table:style-name="ce1" office:value-type="string" calcext:value-type="string">
            <text:p>SPELL 1</text:p>
          </table:table-cell>
          <table:table-cell table:style-name="ce1" office:value-type="string" calcext:value-type="string">
            <text:p>SPELL 2</text:p>
          </table:table-cell>
          <table:table-cell table:style-name="ce1" office:value-type="string" calcext:value-type="string">
            <text:p>LOOT</text:p>
          </table:table-cell>
          <table:table-cell table:style-name="ce1" table:number-columns-repeated="1636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8+(2*[.C2])=SUM([.D2:.H2]); &quot;Validé&quot;; &quot;Manque : &quot; &amp; (8+(2*[.C2]) - SUM([.D2:.H2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IF(8+(2*[.C3])=SUM([.D3:.H3]); &quot;Validé&quot;; &quot;Manque : &quot; &amp; (8+(2*[.C3]) - SUM([.D3:.H3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8+(2*[.C4])=SUM([.D4:.H4]); &quot;Validé&quot;; &quot;Manque : &quot; &amp; (8+(2*[.C4]) - SUM([.D4:.H4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8+(2*[.C5])=SUM([.D5:.H5]); &quot;Validé&quot;; &quot;Manque : &quot; &amp; (8+(2*[.C5]) - SUM([.D5:.H5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sword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8+(2*[.C6])=SUM([.D6:.H6]); &quot;Validé&quot;; &quot;Manque : &quot; &amp; (8+(2*[.C6]) - SUM([.D6:.H6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8+(2*[.C7])=SUM([.D7:.H7]); &quot;Validé&quot;; &quot;Manque : &quot; &amp; (8+(2*[.C7]) - SUM([.D7:.H7])))" office:value-type="string" office:string-value="Validé" calcext:value-type="string">
            <text:p>Valid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1</text:p>
          </table:table-cell>
          <table:table-cell office:value-type="string" calcext:value-type="string">
            <text:p>fireAoe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8+(2*[.C8])=SUM([.D8:.H8]); &quot;Validé&quot;; &quot;Manque : &quot; &amp; (8+(2*[.C8]) - SUM([.D8:.H8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8+(2*[.C9])=SUM([.D9:.H9]); &quot;Validé&quot;; &quot;Manque : &quot; &amp; (8+(2*[.C9]) - SUM([.D9:.H9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baton2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8+(2*[.C10])=SUM([.D10:.H10]); &quot;Validé&quot;; &quot;Manque : &quot; &amp; (8+(2*[.C10]) - SUM([.D10:.H10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8+(2*[.C11])=SUM([.D11:.H11]); &quot;Validé&quot;; &quot;Manque : &quot; &amp; (8+(2*[.C11]) - SUM([.D11:.H11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2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IF(8+(2*[.C12])=SUM([.D12:.H12]); &quot;Validé&quot;; &quot;Manque : &quot; &amp; (8+(2*[.C12]) - SUM([.D12:.H12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8+(2*[.C13])=SUM([.D13:.H13]); &quot;Validé&quot;; &quot;Manque : &quot; &amp; (8+(2*[.C13]) - SUM([.D13:.H13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8+(2*[.C14])=SUM([.D14:.H14]); &quot;Validé&quot;; &quot;Manque : &quot; &amp; (8+(2*[.C14]) - SUM([.D14:.H14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8+(2*[.C15])=SUM([.D15:.H15]); &quot;Validé&quot;; &quot;Manque : &quot; &amp; (8+(2*[.C15]) - SUM([.D15:.H15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1</text:p>
          </table:table-cell>
          <table:table-cell office:value-type="string" calcext:value-type="string">
            <text:p>iceAoe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8+(2*[.C16])=SUM([.D16:.H16]); &quot;Validé&quot;; &quot;Manque : &quot; &amp; (8+(2*[.C16]) - SUM([.D16:.H16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aton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8+(2*[.C17])=SUM([.D17:.H17]); &quot;Validé&quot;; &quot;Manque : &quot; &amp; (8+(2*[.C17]) - SUM([.D17:.H17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8+(2*[.C18])=SUM([.D18:.H18]); &quot;Validé&quot;; &quot;Manque : &quot; &amp; (8+(2*[.C18]) - SUM([.D18:.H18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IF(8+(2*[.C19])=SUM([.D19:.H19]); &quot;Validé&quot;; &quot;Manque : &quot; &amp; (8+(2*[.C19]) - SUM([.D19:.H19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8+(2*[.C20])=SUM([.D20:.H20]); &quot;Validé&quot;; &quot;Manque : &quot; &amp; (8+(2*[.C20]) - SUM([.D20:.H20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kTarget1</text:p>
          </table:table-cell>
          <table:table-cell/>
          <table:table-cell office:value-type="string" calcext:value-type="string">
            <text:p>sword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8+(2*[.C21])=SUM([.D21:.H21]); &quot;Validé&quot;; &quot;Manque : &quot; &amp; (8+(2*[.C21]) - SUM([.D21:.H21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IF(8+(2*[.C22])=SUM([.D22:.H22]); &quot;Validé&quot;; &quot;Manque : &quot; &amp; (8+(2*[.C22]) - SUM([.D22:.H22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8+(2*[.C23])=SUM([.D23:.H23]); &quot;Validé&quot;; &quot;Manque : &quot; &amp; (8+(2*[.C23]) - SUM([.D23:.H23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1</text:p>
          </table:table-cell>
          <table:table-cell office:value-type="string" calcext:value-type="string">
            <text:p>earthAoe1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table:formula="of:=IF(8+(2*[.C24])=SUM([.D24:.H24]); &quot;Validé&quot;; &quot;Manque : &quot; &amp; (8+(2*[.C24]) - SUM([.D24:.H24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1</text:p>
          </table:table-cell>
          <table:table-cell table:number-columns-repeated="16364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8+(2*[.C25])=SUM([.D25:.H25]); &quot;Validé&quot;; &quot;Manque : &quot; &amp; (8+(2*[.C25]) - SUM([.D25:.H25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1</text:p>
          </table:table-cell>
          <table:table-cell/>
          <table:table-cell office:value-type="string" calcext:value-type="string">
            <text:p>baton3</text:p>
          </table:table-cell>
          <table:table-cell table:number-columns-repeated="16362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8+(2*[.C26])=SUM([.D26:.H26]); &quot;Validé&quot;; &quot;Manque : &quot; &amp; (8+(2*[.C26]) - SUM([.D26:.H26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F(8+(2*[.C27])=SUM([.D27:.H27]); &quot;Validé&quot;; &quot;Manque : &quot; &amp; (8+(2*[.C27]) - SUM([.D27:.H27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8+(2*[.C28])=SUM([.D28:.H28]); &quot;Validé&quot;; &quot;Manque : &quot; &amp; (8+(2*[.C28]) - SUM([.D28:.H28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hevalier noir</text:p>
          </table:table-cell>
          <table:table-cell office:value-type="string" calcext:value-type="string">
            <text:p>chevalierNoi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8+(2*[.C29])=SUM([.D29:.H29]); &quot;Validé&quot;; &quot;Manque : &quot; &amp; (8+(2*[.C29]) - SUM([.D29:.H29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1</text:p>
          </table:table-cell>
          <table:table-cell office:value-type="string" calcext:value-type="string">
            <text:p>healTarget1</text:p>
          </table:table-cell>
          <table:table-cell office:value-type="string" calcext:value-type="string">
            <text:p>sword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8+(2*[.C30])=SUM([.D30:.H30]); &quot;Validé&quot;; &quot;Manque : &quot; &amp; (8+(2*[.C30]) - SUM([.D30:.H30])))" office:value-type="string" office:string-value="Validé" calcext:value-type="string">
            <text:p>Validé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8+(2*[.C31])=SUM([.D31:.H31]); &quot;Validé&quot;; &quot;Manque : &quot; &amp; (8+(2*[.C31]) - SUM([.D31:.H31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1</text:p>
          </table:table-cell>
          <table:table-cell office:value-type="string" calcext:value-type="string">
            <text:p>LightningAoe1</text:p>
          </table:table-cell>
          <table:table-cell table:number-columns-repeated="16363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F(8+(2*[.C32])=SUM([.D32:.H32]); &quot;Validé&quot;; &quot;Manque : &quot; &amp; (8+(2*[.C32]) - SUM([.D32:.H32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8+(2*[.C33])=SUM([.D33:.H33]); &quot;Validé&quot;; &quot;Manque : &quot; &amp; (8+(2*[.C33]) - SUM([.D33:.H33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8+(2*[.C34])=SUM([.D34:.H34]); &quot;Validé&quot;; &quot;Manque : &quot; &amp; (8+(2*[.C34]) - SUM([.D34:.H34])))" office:value-type="string" office:string-value="Validé" calcext:value-type="string">
            <text:p>Validé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Target1</text:p>
          </table:table-cell>
          <table:table-cell table:number-columns-repeated="16364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IF(8+(2*[.C35])=SUM([.D35:.H35]); &quot;Validé&quot;; &quot;Manque : &quot; &amp; (8+(2*[.C35]) - SUM([.D35:.H35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8+(2*[.C36])=SUM([.D36:.H36]); &quot;Validé&quot;; &quot;Manque : &quot; &amp; (8+(2*[.C36]) - SUM([.D36:.H36])))" office:value-type="string" office:string-value="Validé" calcext:value-type="string">
            <text:p>Validé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1</text:p>
          </table:table-cell>
          <table:table-cell table:number-columns-repeated="16364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8+(2*[.C37])=SUM([.D37:.H37]); &quot;Validé&quot;; &quot;Manque : &quot; &amp; (8+(2*[.C37]) - SUM([.D37:.H37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holyAoe1</text:p>
          </table:table-cell>
          <table:table-cell office:value-type="string" calcext:value-type="string">
            <text:p>healTarget1</text:p>
          </table:table-cell>
          <table:table-cell office:value-type="string" calcext:value-type="string">
            <text:p>baton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F(8+(2*[.C38])=SUM([.D38:.H38]); &quot;Validé&quot;; &quot;Manque : &quot; &amp; (8+(2*[.C38]) - SUM([.D38:.H38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8+(2*[.C39])=SUM([.D39:.H39]); &quot;Validé&quot;; &quot;Manque : &quot; &amp; (8+(2*[.C39]) - SUM([.D39:.H39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1</text:p>
          </table:table-cell>
          <table:table-cell office:value-type="string" calcext:value-type="string">
            <text:p>darkAoe1</text:p>
          </table:table-cell>
          <table:table-cell table:number-columns-repeated="16363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IF(8+(2*[.C40])=SUM([.D40:.H40]); &quot;Validé&quot;; &quot;Manque : &quot; &amp; (8+(2*[.C40]) - SUM([.D40:.H40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sword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IF(8+(2*[.C41])=SUM([.D41:.H41]); &quot;Validé&quot;; &quot;Manque : &quot; &amp; (8+(2*[.C41]) - SUM([.D41:.H41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IF(8+(2*[.C42])=SUM([.D42:.H42]); &quot;Validé&quot;; &quot;Manque : &quot; &amp; (8+(2*[.C42]) - SUM([.D42:.H42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8+(2*[.C43])=SUM([.D43:.H43]); &quot;Validé&quot;; &quot;Manque : &quot; &amp; (8+(2*[.C43]) - SUM([.D43:.H43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darkTarget2</text:p>
          </table:table-cell>
          <table:table-cell office:value-type="string" calcext:value-type="string">
            <text:p>healTarge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8+(2*[.C44])=SUM([.D44:.H44]); &quot;Validé&quot;; &quot;Manque : &quot; &amp; (8+(2*[.C44]) - SUM([.D44:.H44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iceAoe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IF(8+(2*[.C45])=SUM([.D45:.H45]); &quot;Validé&quot;; &quot;Manque : &quot; &amp; (8+(2*[.C45]) - SUM([.D45:.H45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8+(2*[.C46])=SUM([.D46:.H46]); &quot;Validé&quot;; &quot;Manque : &quot; &amp; (8+(2*[.C46]) - SUM([.D46:.H46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fireAoe2</text:p>
          </table:table-cell>
          <table:table-cell office:value-type="string" calcext:value-type="string">
            <text:p>healAoe2</text:p>
          </table:table-cell>
          <table:table-cell office:value-type="string" calcext:value-type="string">
            <text:p>baton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8+(2*[.C47])=SUM([.D47:.H47]); &quot;Validé&quot;; &quot;Manque : &quot; &amp; (8+(2*[.C47]) - SUM([.D47:.H47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2</text:p>
          </table:table-cell>
          <table:table-cell office:value-type="string" calcext:value-type="string">
            <text:p>holyAoe2</text:p>
          </table:table-cell>
          <table:table-cell table:number-columns-repeated="16363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8+(2*[.C48])=SUM([.D48:.H48]); &quot;Validé&quot;; &quot;Manque : &quot; &amp; (8+(2*[.C48]) - SUM([.D48:.H48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word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8+(2*[.C49])=SUM([.D49:.H49]); &quot;Validé&quot;; &quot;Manque : &quot; &amp; (8+(2*[.C49]) - SUM([.D49:.H49])))" office:value-type="string" office:string-value="Validé" calcext:value-type="string">
            <text:p>Validé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8+(2*[.C50])=SUM([.D50:.H50]); &quot;Validé&quot;; &quot;Manque : &quot; &amp; (8+(2*[.C50]) - SUM([.D50:.H50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ache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8+(2*[.C51])=SUM([.D51:.H51]); &quot;Validé&quot;; &quot;Manque : &quot; &amp; (8+(2*[.C51]) - SUM([.D51:.H51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fireTarget2</text:p>
          </table:table-cell>
          <table:table-cell office:value-type="string" calcext:value-type="string">
            <text:p>healTarge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2" calcext:value-type="float">
            <text:p>12</text:p>
          </table:table-cell>
          <table:table-cell table:formula="of:=IF(8+(2*[.C52])=SUM([.D52:.H52]); &quot;Validé&quot;; &quot;Manque : &quot; &amp; (8+(2*[.C52]) - SUM([.D52:.H52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earthAoe2</text:p>
          </table:table-cell>
          <table:table-cell table:number-columns-repeated="16364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IF(8+(2*[.C53])=SUM([.D53:.H53]); &quot;Validé&quot;; &quot;Manque : &quot; &amp; (8+(2*[.C53]) - SUM([.D53:.H53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sword4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8+(2*[.C54])=SUM([.D54:.H54]); &quot;Validé&quot;; &quot;Manque : &quot; &amp; (8+(2*[.C54]) - SUM([.D54:.H54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Élémentaire de vent</text:p>
          </table:table-cell>
          <table:table-cell office:value-type="string" calcext:value-type="string">
            <text:p>elementaireVent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8+(2*[.C55])=SUM([.D55:.H55]); &quot;Validé&quot;; &quot;Manque : &quot; &amp; (8+(2*[.C55]) - SUM([.D55:.H55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windTarget2</text:p>
          </table:table-cell>
          <table:table-cell office:value-type="string" calcext:value-type="string">
            <text:p>windAoe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8+(2*[.C56])=SUM([.D56:.H56]); &quot;Validé&quot;; &quot;Manque : &quot; &amp; (8+(2*[.C56]) - SUM([.D56:.H56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2</text:p>
          </table:table-cell>
          <table:table-cell table:number-columns-repeated="16364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IF(8+(2*[.C57])=SUM([.D57:.H57]); &quot;Validé&quot;; &quot;Manque : &quot; &amp; (8+(2*[.C57]) - SUM([.D57:.H57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F(8+(2*[.C58])=SUM([.D58:.H58]); &quot;Validé&quot;; &quot;Manque : &quot; &amp; (8+(2*[.C58]) - SUM([.D58:.H58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2</text:p>
          </table:table-cell>
          <table:table-cell/>
          <table:table-cell office:value-type="string" calcext:value-type="string">
            <text:p>baton4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IF(8+(2*[.C59])=SUM([.D59:.H59]); &quot;Validé&quot;; &quot;Manque : &quot; &amp; (8+(2*[.C59]) - SUM([.D59:.H59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IF(8+(2*[.C60])=SUM([.D60:.H60]); &quot;Validé&quot;; &quot;Manque : &quot; &amp; (8+(2*[.C60]) - SUM([.D60:.H60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8+(2*[.C61])=SUM([.D61:.H61]); &quot;Validé&quot;; &quot;Manque : &quot; &amp; (8+(2*[.C61]) - SUM([.D61:.H61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8+(2*[.C62])=SUM([.D62:.H62]); &quot;Validé&quot;; &quot;Manque : &quot; &amp; (8+(2*[.C62]) - SUM([.D62:.H62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8+(2*[.C63])=SUM([.D63:.H63]); &quot;Validé&quot;; &quot;Manque : &quot; &amp; (8+(2*[.C63]) - SUM([.D63:.H63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healTarget2</text:p>
          </table:table-cell>
          <table:table-cell office:value-type="string" calcext:value-type="string">
            <text:p>healAoe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F(8+(2*[.C64])=SUM([.D64:.H64]); &quot;Validé&quot;; &quot;Manque : &quot; &amp; (8+(2*[.C64]) - SUM([.D64:.H64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yAoe2</text:p>
          </table:table-cell>
          <table:table-cell/>
          <table:table-cell office:value-type="string" calcext:value-type="string">
            <text:p>baton5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F(8+(2*[.C65])=SUM([.D65:.H65]); &quot;Validé&quot;; &quot;Manque : &quot; &amp; (8+(2*[.C65]) - SUM([.D65:.H65])))" office:value-type="string" office:string-value="Validé" calcext:value-type="string">
            <text:p>Validé</text:p>
          </table:table-cell>
          <table:table-cell table:number-columns-repeated="1637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8+(2*[.C66])=SUM([.D66:.H66]); &quot;Validé&quot;; &quot;Manque : &quot; &amp; (8+(2*[.C66]) - SUM([.D66:.H66])))" office:value-type="string" office:string-value="Validé" calcext:value-type="string">
            <text:p>Validé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ache5</text:p>
          </table:table-cell>
          <table:table-cell table:number-columns-repeated="16362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8+(2*[.C67])=SUM([.D67:.H67]); &quot;Validé&quot;; &quot;Manque : &quot; &amp; (8+(2*[.C67]) - SUM([.D67:.H67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sword5</text:p>
          </table:table-cell>
          <table:table-cell table:number-columns-repeated="16362"/>
        </table:table-row>
        <table:table-row table:style-name="ro1" table:number-rows-repeated="1048508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7:37:29.1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44:00.334000000</meta:creation-date>
    <dc:date>2025-03-14T17:37:41.201000000</dc:date>
    <meta:editing-duration>PT3H36M25S</meta:editing-duration>
    <meta:editing-cycles>10</meta:editing-cycles>
    <meta:generator>LibreOffice/24.8.5.2$Windows_X86_64 LibreOffice_project/fddf2685c70b461e7832239a0162a77216259f22</meta:generator>
    <meta:document-statistic meta:table-count="1" meta:cell-count="742" meta:object-count="0"/>
  </office:meta>
</office:document-meta>
</file>